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2.055cm" fo:min-width="12.074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6.94cm" fo:min-width="8.126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7.425cm" fo:min-width="5.8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399cm" svg:x="1.88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3.716cm" svg:height="11.43cm" svg:x="3.794cm" svg:y="5.5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0.414cm" svg:height="10.033cm" svg:x="5.572cm" svg:y="5.95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4" draw:text-style-name="P3" draw:layer="layout" svg:width="1.383cm" svg:height="0.848cm" svg:x="12.303cm" svg:y="5.867cm">
          <draw:text-box>
            <text:p>M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20:23:11.608621459</meta:creation-date>
    <dc:date>2018-10-15T20:35:02.338579897</dc:date>
    <meta:editing-duration>PT1M39S</meta:editing-duration>
    <meta:editing-cycles>2</meta:editing-cycles>
    <meta:generator>LibreOffice/6.0.3.2$Linux_X86_64 LibreOffice_project/00m0$Build-2</meta:generator>
    <meta:document-statistic meta:object-count="4"/>
  </office:meta>
</office:document-meta>
</file>